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8pt" style:font-size-asian="18pt" style:font-size-complex="18pt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his is just a sketch … based upon a TV show … we must remain flexible.</text:span></text:p>
      <text:p text:style-name="P1"><text:span text:style-name="T2">Homemade Sandwich Bread</text:span></text:p>
      <text:p text:style-name="P2"/>
      <text:p text:style-name="P1"><text:span text:style-name="T2">Pork Belly</text:span></text:p>
      <text:p text:style-name="P1"><text:span text:style-name="T3"><text:tab/>Brined</text:span></text:p>
      <text:p text:style-name="P1"><text:span text:style-name="T3"><text:tab/>Smoked</text:span></text:p>
      <text:p text:style-name="P1"><text:span text:style-name="T3"><text:tab/>Thick Cut</text:span></text:p>
      <text:p text:style-name="P1"><text:span text:style-name="T3"><text:tab/>Fried</text:span></text:p>
      <text:p text:style-name="P2"/>
      <text:p text:style-name="P1"><text:span text:style-name="T2">Tomato Jam</text:span></text:p>
      <text:p text:style-name="P4"><text:span text:style-name="T3">Lg Can Diced tomatoes</text:span></text:p>
      <text:p text:style-name="P4"><text:span text:style-name="T3">Cinnamon Stick</text:span></text:p>
      <text:p text:style-name="P4"><text:span text:style-name="T3">Brown Sugar</text:span></text:p>
      <text:p text:style-name="P4"><text:span text:style-name="T3">Allspice</text:span></text:p>
      <text:p text:style-name="P4"><text:span text:style-name="T3">Clove</text:span></text:p>
      <text:p text:style-name="P4"><text:span text:style-name="T3">Lemon Zest</text:span></text:p>
      <text:p text:style-name="P2"/>
      <text:p text:style-name="P1"><text:span text:style-name="T2">Chipotle Aioli</text:span></text:p>
      <text:p text:style-name="P4"><text:span text:style-name="T3">1 can Chipotles in Adobo</text:span></text:p>
      <text:p text:style-name="P4"><text:span text:style-name="T3">Mayo</text:span></text:p>
      <text:p text:style-name="P2"/>
      <text:p text:style-name="P1"><text:span text:style-name="T2">Lettuce</text:span></text:p>
      <text:p text:style-name="P2"/>
      <text:p text:style-name="P1"><text:span text:style-name="T2">Chips</text:span></text:p>
      <text:p text:style-name="P1"><text:span text:style-name="T3"><text:tab/>Kettle Cooked, Sea Salt </text:span></text:p>
      <text:p text:style-name="P1"><text:soft-page-break/><text:span text:style-name="T3"><text:tab/><text:tab/>Or simila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1" meta:word-count="56" meta:character-count="304" meta:non-whitespace-character-count="261"/>
    <meta:generator>LibreOfficeDev/5.1.0.3$Linux_X86_64 LibreOffice_project/</meta:generator>
  </office:meta>
</office:document-meta>
</file>